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Courier New" fo:font-weight="bold" officeooo:rsid="00a23036" officeooo:paragraph-rsid="00a23036" fo:background-color="transparent" style:font-weight-asian="bold" style:font-weight-complex="bold"/>
    </style:style>
    <style:style style:name="P2" style:family="paragraph" style:parent-style-name="Standard" style:list-style-name="L15">
      <style:paragraph-properties fo:line-height="150%">
        <style:tab-stops>
          <style:tab-stop style:position="9.604cm"/>
        </style:tab-stops>
      </style:paragraph-properties>
      <style:text-properties style:font-name="Courier New" fo:font-weight="bold" officeooo:rsid="00a23036" officeooo:paragraph-rsid="00a23036" fo:background-color="transparent" style:font-weight-asian="bold" style:font-weight-complex="bold"/>
    </style:style>
    <style:style style:name="P3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Courier New" fo:font-weight="bold" officeooo:rsid="009e810b" officeooo:paragraph-rsid="009e810b" fo:background-color="transparent" style:font-weight-asian="bold" style:font-weight-complex="bold"/>
    </style:style>
    <style:style style:name="P4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Courier New" fo:font-weight="bold" officeooo:rsid="00642619" officeooo:paragraph-rsid="00642619" fo:background-color="#ffffff" style:font-weight-asian="bold" style:font-weight-complex="bold"/>
    </style:style>
    <style:style style:name="P5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Courier New" fo:font-weight="bold" officeooo:rsid="008837ce" officeooo:paragraph-rsid="008837ce" style:font-weight-asian="bold" style:font-weight-complex="bold"/>
    </style:style>
    <style:style style:name="P6" style:family="paragraph" style:parent-style-name="Standard">
      <style:paragraph-properties fo:line-height="150%"/>
      <style:text-properties style:font-name="FreeMono" fo:font-weight="bold" officeooo:rsid="00626d5b" officeooo:paragraph-rsid="00626d5b" fo:background-color="#ffff00" style:font-weight-asian="bold" style:font-weight-complex="bold"/>
    </style:style>
    <style:style style:name="P7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91850f" officeooo:paragraph-rsid="0091850f" fo:background-color="#ffff00" style:font-weight-asian="bold" style:font-weight-complex="bold"/>
    </style:style>
    <style:style style:name="P8" style:family="paragraph" style:parent-style-name="Standard" style:list-style-name="L10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9f412d" officeooo:paragraph-rsid="009f412d" fo:background-color="#ffff00" style:font-weight-asian="bold" style:font-weight-complex="bold"/>
    </style:style>
    <style:style style:name="P9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a23036" officeooo:paragraph-rsid="00a23036" fo:background-color="#ffff00" style:font-weight-asian="bold" style:font-weight-complex="bold"/>
    </style:style>
    <style:style style:name="P10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ad908b" officeooo:paragraph-rsid="00ad908b" fo:background-color="#ffff00" style:font-weight-asian="bold" style:font-weight-complex="bold"/>
    </style:style>
    <style:style style:name="P11" style:family="paragraph" style:parent-style-name="Standard">
      <style:paragraph-properties fo:line-height="150%"/>
      <style:text-properties style:font-name="FreeMono" fo:font-weight="bold" officeooo:rsid="00626d5b" officeooo:paragraph-rsid="00626d5b" fo:background-color="#ffffff" style:font-weight-asian="bold" style:font-weight-complex="bold"/>
    </style:style>
    <style:style style:name="P12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626d5b" officeooo:paragraph-rsid="006ce73a" fo:background-color="#ffffff" style:font-weight-asian="bold" style:font-weight-complex="bold"/>
    </style:style>
    <style:style style:name="P13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642619" officeooo:paragraph-rsid="00642619" fo:background-color="#ffffff" style:font-weight-asian="bold" style:font-weight-complex="bold"/>
    </style:style>
    <style:style style:name="P14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64fe17" officeooo:paragraph-rsid="0064fe17" fo:background-color="#ffffff" style:font-weight-asian="bold" style:font-weight-complex="bold"/>
    </style:style>
    <style:style style:name="P15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66d353" officeooo:paragraph-rsid="0066d353" fo:background-color="#ffffff" style:font-weight-asian="bold" style:font-weight-complex="bold"/>
    </style:style>
    <style:style style:name="P16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68a6de" officeooo:paragraph-rsid="0068a6de" fo:background-color="#ffffff" style:font-weight-asian="bold" style:font-weight-complex="bold"/>
    </style:style>
    <style:style style:name="P17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6ce73a" officeooo:paragraph-rsid="006ce73a" fo:background-color="#ffffff" style:font-weight-asian="bold" style:font-weight-complex="bold"/>
    </style:style>
    <style:style style:name="P18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6e39cb" officeooo:paragraph-rsid="006e39cb" fo:background-color="#ffffff" style:font-weight-asian="bold" style:font-weight-complex="bold"/>
    </style:style>
    <style:style style:name="P19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6f7628" officeooo:paragraph-rsid="006f7628" fo:background-color="#ffffff" style:font-weight-asian="bold" style:font-weight-complex="bold"/>
    </style:style>
    <style:style style:name="P20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6f7628" officeooo:paragraph-rsid="006feb15" fo:background-color="#ffffff" style:font-weight-asian="bold" style:font-weight-complex="bold"/>
    </style:style>
    <style:style style:name="P21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6feb15" officeooo:paragraph-rsid="006feb15" fo:background-color="#ffffff" style:font-weight-asian="bold" style:font-weight-complex="bold"/>
    </style:style>
    <style:style style:name="P22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70a40d" officeooo:paragraph-rsid="0070a40d" fo:background-color="#ffffff" style:font-weight-asian="bold" style:font-weight-complex="bold"/>
    </style:style>
    <style:style style:name="P23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713fa7" officeooo:paragraph-rsid="00713fa7" fo:background-color="#ffffff" style:font-weight-asian="bold" style:font-weight-complex="bold"/>
    </style:style>
    <style:style style:name="P24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732543" officeooo:paragraph-rsid="00732543" fo:background-color="#ffffff" style:font-weight-asian="bold" style:font-weight-complex="bold"/>
    </style:style>
    <style:style style:name="P25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732543" officeooo:paragraph-rsid="00868a03" fo:background-color="#ffffff" style:font-weight-asian="bold" style:font-weight-complex="bold"/>
    </style:style>
    <style:style style:name="P26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6ce73a" officeooo:paragraph-rsid="006ce73a" fo:background-color="transparent" style:font-weight-asian="bold" style:font-weight-complex="bold"/>
    </style:style>
    <style:style style:name="P27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928dee" officeooo:paragraph-rsid="00928dee" fo:background-color="transparent" style:font-weight-asian="bold" style:font-weight-complex="bold"/>
    </style:style>
    <style:style style:name="P28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971855" officeooo:paragraph-rsid="00971855" fo:background-color="transparent" style:font-weight-asian="bold" style:font-weight-complex="bold"/>
    </style:style>
    <style:style style:name="P29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9bd38b" officeooo:paragraph-rsid="009bd38b" fo:background-color="transparent" style:font-weight-asian="bold" style:font-weight-complex="bold"/>
    </style:style>
    <style:style style:name="P30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9e810b" officeooo:paragraph-rsid="009e810b" fo:background-color="transparent" style:font-weight-asian="bold" style:font-weight-complex="bold"/>
    </style:style>
    <style:style style:name="P31" style:family="paragraph" style:parent-style-name="Standard" style:list-style-name="L11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9fc27d" officeooo:paragraph-rsid="009fc27d" fo:background-color="transparent" style:font-weight-asian="bold" style:font-weight-complex="bold"/>
    </style:style>
    <style:style style:name="P32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a23036" officeooo:paragraph-rsid="00a23036" fo:background-color="transparent" style:font-weight-asian="bold" style:font-weight-complex="bold"/>
    </style:style>
    <style:style style:name="P33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9f412d" officeooo:paragraph-rsid="00a23036" fo:background-color="transparent" style:font-weight-asian="bold" style:font-weight-complex="bold"/>
    </style:style>
    <style:style style:name="P34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7bb740" officeooo:paragraph-rsid="007bb740" style:font-weight-asian="bold" style:font-weight-complex="bold"/>
    </style:style>
    <style:style style:name="P35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7cd3bd" officeooo:paragraph-rsid="007bb740" style:font-weight-asian="bold" style:font-weight-complex="bold"/>
    </style:style>
    <style:style style:name="P36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7cd3bd" officeooo:paragraph-rsid="007cd3bd" style:font-weight-asian="bold" style:font-weight-complex="bold"/>
    </style:style>
    <style:style style:name="P37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8837ce" officeooo:paragraph-rsid="008837ce" style:font-weight-asian="bold" style:font-weight-complex="bold"/>
    </style:style>
    <style:style style:name="P38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89f127" officeooo:paragraph-rsid="0089f127" style:font-weight-asian="bold" style:font-weight-complex="bold"/>
    </style:style>
    <style:style style:name="P39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89f127" officeooo:paragraph-rsid="008af9e4" style:font-weight-asian="bold" style:font-weight-complex="bold"/>
    </style:style>
    <style:style style:name="P40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8a7f26" officeooo:paragraph-rsid="008a7f26" style:font-weight-asian="bold" style:font-weight-complex="bold"/>
    </style:style>
    <style:style style:name="P41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8c3357" officeooo:paragraph-rsid="008c3357" style:font-weight-asian="bold" style:font-weight-complex="bold"/>
    </style:style>
    <style:style style:name="P42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8c9ed6" officeooo:paragraph-rsid="0091850f" style:font-weight-asian="bold" style:font-weight-complex="bold"/>
    </style:style>
    <style:style style:name="P43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8c9ed6" officeooo:paragraph-rsid="008c9ed6" style:font-weight-asian="bold" style:font-weight-complex="bold"/>
    </style:style>
    <style:style style:name="P44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8d45c2" officeooo:paragraph-rsid="008d45c2" style:font-weight-asian="bold" style:font-weight-complex="bold"/>
    </style:style>
    <style:style style:name="P45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weight="bold" officeooo:rsid="0091850f" officeooo:paragraph-rsid="0091850f" style:font-weight-asian="bold" style:font-weight-complex="bold"/>
    </style:style>
    <style:style style:name="P46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style="normal" fo:font-weight="bold" officeooo:rsid="007ad76c" officeooo:paragraph-rsid="007ad76c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style="normal" fo:font-weight="bold" officeooo:rsid="007adc05" officeooo:paragraph-rsid="007adc05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style="normal" fo:font-weight="bold" officeooo:rsid="007bb740" officeooo:paragraph-rsid="007bb740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style="normal" fo:font-weight="bold" officeooo:paragraph-rsid="00767aee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style:font-name="FreeMono" fo:font-size="12pt" fo:font-weight="bold" officeooo:rsid="007bb740" officeooo:paragraph-rsid="007bb740" style:font-size-asian="12pt" style:font-weight-asian="bold" style:font-size-complex="12pt" style:font-weight-complex="bold"/>
    </style:style>
    <style:style style:name="P51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officeooo:paragraph-rsid="00767aee"/>
    </style:style>
    <style:style style:name="P52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officeooo:paragraph-rsid="00caf3e1"/>
    </style:style>
    <style:style style:name="P53" style:family="paragraph" style:parent-style-name="Standard">
      <style:paragraph-properties fo:line-height="150%">
        <style:tab-stops>
          <style:tab-stop style:position="9.604cm"/>
        </style:tab-stops>
      </style:paragraph-properties>
      <style:text-properties officeooo:rsid="007bb740" officeooo:paragraph-rsid="007bb740"/>
    </style:style>
    <style:style style:name="P54" style:family="paragraph" style:parent-style-name="Text_20_body" style:list-style-name="L9">
      <style:paragraph-properties fo:margin-top="0cm" fo:margin-bottom="0cm" style:contextual-spacing="false" fo:line-height="150%"/>
      <style:text-properties fo:color="#000000" loext:opacity="100%" style:font-name="FreeMono" fo:font-weight="bold" fo:background-color="#ffff00" style:font-weight-asian="bold" style:font-weight-complex="bold"/>
    </style:style>
    <style:style style:name="P55" style:family="paragraph" style:parent-style-name="Text_20_body" style:list-style-name="L11">
      <style:paragraph-properties fo:line-height="150%">
        <style:tab-stops>
          <style:tab-stop style:position="9.604cm"/>
        </style:tab-stops>
      </style:paragraph-properties>
      <style:text-properties style:font-name="Courier New" fo:font-weight="bold" officeooo:rsid="009fc27d" officeooo:paragraph-rsid="009fc27d" fo:background-color="#ffff00" style:font-weight-asian="bold" style:font-weight-complex="bold"/>
    </style:style>
    <style:style style:name="P56" style:family="paragraph" style:parent-style-name="Text_20_body">
      <style:paragraph-properties fo:line-height="150%">
        <style:tab-stops>
          <style:tab-stop style:position="9.604cm"/>
        </style:tab-stops>
      </style:paragraph-properties>
      <style:text-properties style:font-name="Courier New" fo:font-weight="bold" officeooo:rsid="009bd38b" officeooo:paragraph-rsid="009bd38b" fo:background-color="transparent" style:font-weight-asian="bold" style:font-weight-complex="bold"/>
    </style:style>
    <style:style style:name="P57" style:family="paragraph" style:parent-style-name="Text_20_body">
      <style:paragraph-properties fo:line-height="150%">
        <style:tab-stops>
          <style:tab-stop style:position="9.604cm"/>
        </style:tab-stops>
      </style:paragraph-properties>
      <style:text-properties style:font-name="Courier New" fo:font-weight="bold" officeooo:rsid="009e810b" officeooo:paragraph-rsid="009e810b" fo:background-color="transparent" style:font-weight-asian="bold" style:font-weight-complex="bold"/>
    </style:style>
    <style:style style:name="P58" style:family="paragraph" style:parent-style-name="Text_20_body">
      <style:paragraph-properties fo:line-height="150%">
        <style:tab-stops>
          <style:tab-stop style:position="9.604cm"/>
        </style:tab-stops>
      </style:paragraph-properties>
      <style:text-properties style:font-name="Courier New" fo:font-size="12pt" officeooo:rsid="007bb740" officeooo:paragraph-rsid="007bb740" style:font-size-asian="12pt" style:font-size-complex="12pt"/>
    </style:style>
    <style:style style:name="P59" style:family="paragraph" style:parent-style-name="Text_20_body" style:list-style-name="L9">
      <style:paragraph-properties fo:margin-top="0cm" fo:margin-bottom="0cm" style:contextual-spacing="false" fo:line-height="150%"/>
      <style:text-properties style:font-name="FreeMono" fo:font-weight="bold" fo:background-color="#ffff00" style:font-weight-asian="bold" style:font-weight-complex="bold"/>
    </style:style>
    <style:style style:name="P60" style:family="paragraph" style:parent-style-name="Text_20_body" style:list-style-name="L16">
      <style:paragraph-properties fo:margin-top="0cm" fo:margin-bottom="0cm" style:contextual-spacing="false" fo:line-height="150%"/>
      <style:text-properties style:font-name="FreeMono" fo:font-weight="bold" fo:background-color="#ffff00" style:font-weight-asian="bold" style:font-weight-complex="bold"/>
    </style:style>
    <style:style style:name="P61" style:family="paragraph" style:parent-style-name="Text_20_body" style:list-style-name="L12">
      <style:paragraph-properties fo:line-height="150%"/>
      <style:text-properties style:font-name="FreeMono" fo:font-size="12pt" fo:font-weight="bold" style:font-size-asian="12pt" style:font-weight-asian="bold" style:font-size-complex="12pt" style:font-weight-complex="bold"/>
    </style:style>
    <style:style style:name="P62" style:family="paragraph" style:parent-style-name="Text_20_body" style:list-style-name="L1">
      <style:paragraph-properties fo:line-height="150%"/>
    </style:style>
    <style:style style:name="P63" style:family="paragraph" style:parent-style-name="Text_20_body" style:list-style-name="L2">
      <style:paragraph-properties fo:line-height="150%"/>
    </style:style>
    <style:style style:name="P64" style:family="paragraph" style:parent-style-name="Text_20_body" style:list-style-name="L3">
      <style:paragraph-properties fo:line-height="150%"/>
    </style:style>
    <style:style style:name="P65" style:family="paragraph" style:parent-style-name="Text_20_body" style:list-style-name="L4">
      <style:paragraph-properties fo:line-height="150%"/>
    </style:style>
    <style:style style:name="P66" style:family="paragraph" style:parent-style-name="Text_20_body" style:list-style-name="L5">
      <style:paragraph-properties fo:line-height="150%"/>
    </style:style>
    <style:style style:name="P67" style:family="paragraph" style:parent-style-name="Text_20_body" style:list-style-name="L6">
      <style:paragraph-properties fo:line-height="150%"/>
    </style:style>
    <style:style style:name="P68" style:family="paragraph" style:parent-style-name="Text_20_body" style:list-style-name="L7">
      <style:paragraph-properties fo:margin-top="0cm" fo:margin-bottom="0cm" style:contextual-spacing="false" fo:line-height="150%"/>
    </style:style>
    <style:style style:name="P69" style:family="paragraph" style:parent-style-name="Text_20_body" style:list-style-name="L7">
      <style:paragraph-properties fo:line-height="150%"/>
    </style:style>
    <style:style style:name="P70" style:family="paragraph" style:parent-style-name="Text_20_body" style:list-style-name="L8">
      <style:paragraph-properties fo:line-height="150%"/>
    </style:style>
    <style:style style:name="P71" style:family="paragraph" style:parent-style-name="Text_20_body" style:list-style-name="L9">
      <style:paragraph-properties fo:line-height="150%"/>
    </style:style>
    <style:style style:name="P72" style:family="paragraph" style:parent-style-name="Text_20_body" style:list-style-name="L13">
      <style:paragraph-properties fo:margin-top="0cm" fo:margin-bottom="0cm" style:contextual-spacing="false" fo:line-height="150%"/>
    </style:style>
    <style:style style:name="P73" style:family="paragraph" style:parent-style-name="Text_20_body" style:list-style-name="L13">
      <style:paragraph-properties fo:line-height="150%"/>
    </style:style>
    <style:style style:name="P74" style:family="paragraph" style:parent-style-name="Text_20_body" style:list-style-name="L14">
      <style:paragraph-properties fo:margin-top="0cm" fo:margin-bottom="0cm" style:contextual-spacing="false" fo:line-height="150%"/>
    </style:style>
    <style:style style:name="P75" style:family="paragraph" style:parent-style-name="Text_20_body" style:list-style-name="L14">
      <style:paragraph-properties fo:line-height="150%"/>
    </style:style>
    <style:style style:name="P76" style:family="paragraph" style:parent-style-name="Text_20_body" style:list-style-name="L15">
      <style:paragraph-properties fo:margin-top="0cm" fo:margin-bottom="0cm" style:contextual-spacing="false" fo:line-height="150%"/>
    </style:style>
    <style:style style:name="P77" style:family="paragraph" style:parent-style-name="Text_20_body" style:list-style-name="L15">
      <style:paragraph-properties fo:line-height="150%"/>
    </style:style>
    <style:style style:name="P78" style:family="paragraph" style:parent-style-name="Text_20_body" style:list-style-name="L16">
      <style:paragraph-properties fo:margin-top="0cm" fo:margin-bottom="0cm" style:contextual-spacing="false" fo:line-height="150%"/>
    </style:style>
    <style:style style:name="P79" style:family="paragraph" style:parent-style-name="Text_20_body" style:list-style-name="L16">
      <style:paragraph-properties fo:line-height="150%"/>
    </style:style>
    <style:style style:name="P80" style:family="paragraph" style:parent-style-name="Text_20_body" style:list-style-name="L17">
      <style:paragraph-properties fo:line-height="150%"/>
    </style:style>
    <style:style style:name="T1" style:family="text">
      <style:text-properties style:font-name="Courier New" fo:font-weight="bold" officeooo:rsid="006e39cb" fo:background-color="#ffffff" loext:char-shading-value="0" style:font-weight-asian="bold" style:font-weight-complex="bold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style:font-name="Courier New" fo:font-weight="bold" fo:background-color="#ffff00" loext:char-shading-value="0" style:font-weight-asian="bold" style:font-weight-complex="bold"/>
    </style:style>
    <style:style style:name="T4" style:family="text">
      <style:text-properties style:font-name="Courier New" fo:font-weight="bold" officeooo:rsid="00ca50d7" fo:background-color="#ffff00" loext:char-shading-value="0" style:font-weight-asian="bold" style:font-weight-complex="bold"/>
    </style:style>
    <style:style style:name="T5" style:family="text">
      <style:text-properties style:font-name="Courier New" officeooo:rsid="006c16fd"/>
    </style:style>
    <style:style style:name="T6" style:family="text">
      <style:text-properties style:font-name="Courier New" fo:font-style="normal" fo:font-weight="bold" officeooo:rsid="00767aee" fo:background-color="#ffffff" loext:char-shading-value="0" style:font-style-asian="normal" style:font-weight-asian="bold" style:font-style-complex="normal" style:font-weight-complex="bold"/>
    </style:style>
    <style:style style:name="T7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Courier New" fo:background-color="#ffff00" loext:char-shading-value="0"/>
    </style:style>
    <style:style style:name="T9" style:family="text">
      <style:text-properties style:font-name="Courier New" fo:font-size="12pt" style:font-size-asian="12pt" style:font-size-complex="12pt"/>
    </style:style>
    <style:style style:name="T10" style:family="text">
      <style:text-properties officeooo:rsid="0062dd7b"/>
    </style:style>
    <style:style style:name="T11" style:family="text">
      <style:text-properties officeooo:rsid="0064fe17"/>
    </style:style>
    <style:style style:name="T12" style:family="text">
      <style:text-properties officeooo:rsid="0073fa99"/>
    </style:style>
    <style:style style:name="T13" style:family="text">
      <style:text-properties officeooo:rsid="006c16fd"/>
    </style:style>
    <style:style style:name="T14" style:family="text">
      <style:text-properties officeooo:rsid="006a5014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abc6d8" fo:background-color="#ffff00" loext:char-shading-value="0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868a0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fo:background-color="#ffff00" loext:char-shading-value="0" style:font-weight-asian="bold" style:font-weight-complex="bold"/>
    </style:style>
    <style:style style:name="T21" style:family="text">
      <style:text-properties fo:font-weight="bold" officeooo:rsid="00ca50d7" fo:background-color="#ffff00" loext:char-shading-value="0" style:font-weight-asian="bold" style:font-weight-complex="bold"/>
    </style:style>
    <style:style style:name="T22" style:family="text">
      <style:text-properties fo:font-weight="bold" officeooo:rsid="006e39cb" fo:background-color="#ffffff" loext:char-shading-value="0" style:font-weight-asian="bold" style:font-weight-complex="bold"/>
    </style:style>
    <style:style style:name="T23" style:family="text">
      <style:text-properties officeooo:rsid="0089f127"/>
    </style:style>
    <style:style style:name="T24" style:family="text">
      <style:text-properties officeooo:rsid="008c3357"/>
    </style:style>
    <style:style style:name="T25" style:family="text">
      <style:text-properties officeooo:rsid="008d45c2"/>
    </style:style>
    <style:style style:name="T26" style:family="text">
      <style:text-properties officeooo:rsid="0091850f"/>
    </style:style>
    <style:style style:name="T27" style:family="text">
      <style:text-properties officeooo:rsid="0091f9a8"/>
    </style:style>
    <style:style style:name="T28" style:family="text">
      <style:text-properties officeooo:rsid="00a23036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0bb6706"/>
    </style:style>
    <style:style style:name="T31" style:family="text">
      <style:text-properties officeooo:rsid="00bda25e"/>
    </style:style>
    <style:style style:name="T32" style:family="text">
      <style:text-properties fo:font-style="normal" fo:font-weight="bold" officeooo:rsid="00767aee" fo:background-color="#ffffff" loext:char-shading-value="0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officeooo:rsid="00ca50d7"/>
    </style:style>
    <style:style style:name="T35" style:family="text">
      <style:text-properties style:font-name="FreeMono"/>
    </style:style>
    <style:style style:name="T36" style:family="text">
      <style:text-properties style:font-name="FreeMono" officeooo:rsid="006c16fd"/>
    </style:style>
    <style:style style:name="T37" style:family="text">
      <style:text-properties style:font-name="FreeMono" fo:font-weight="bold" officeooo:rsid="006e39cb" fo:background-color="#ffffff" loext:char-shading-value="0" style:font-weight-asian="bold" style:font-weight-complex="bold"/>
    </style:style>
    <style:style style:name="T38" style:family="text">
      <style:text-properties style:font-name="FreeMono" fo:font-weight="bold" style:font-weight-asian="bold" style:font-weight-complex="bold"/>
    </style:style>
    <style:style style:name="T39" style:family="text">
      <style:text-properties style:font-name="FreeMono" fo:font-weight="bold" officeooo:rsid="00caf3e1" style:font-weight-asian="bold" style:font-weight-complex="bold"/>
    </style:style>
    <style:style style:name="T40" style:family="text">
      <style:text-properties style:font-name="FreeMono" fo:font-weight="bold" fo:background-color="#ffff00" loext:char-shading-value="0" style:font-weight-asian="bold" style:font-weight-complex="bold"/>
    </style:style>
    <style:style style:name="T41" style:family="text">
      <style:text-properties style:font-name="FreeMono" fo:font-weight="bold" officeooo:rsid="00ca50d7" fo:background-color="#ffff00" loext:char-shading-value="0" style:font-weight-asian="bold" style:font-weight-complex="bold"/>
    </style:style>
    <style:style style:name="T42" style:family="text">
      <style:text-properties style:font-name="FreeMono" fo:font-weight="bold" officeooo:rsid="006e39cb" fo:background-color="#ffff00" loext:char-shading-value="0" style:font-weight-asian="bold" style:font-weight-complex="bold"/>
    </style:style>
    <style:style style:name="T43" style:family="text">
      <style:text-properties style:font-name="FreeMono" fo:font-weight="bold" officeooo:rsid="006e39cb" fo:background-color="#ffff00" loext:char-shading-value="0" style:font-weight-asian="bold" style:font-weight-complex="bold"/>
    </style:style>
    <style:style style:name="T44" style:family="text">
      <style:text-properties style:font-name="FreeMono" fo:font-style="normal" fo:font-weight="bold" officeooo:rsid="00767aee" fo:background-color="#ffffff" loext:char-shading-value="0" style:font-style-asian="normal" style:font-weight-asian="bold" style:font-style-complex="normal" style:font-weight-complex="bold"/>
    </style:style>
    <style:style style:name="T45" style:family="text">
      <style:text-properties style:font-name="FreeMono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style:font-name="FreeMono" officeooo:rsid="0089f127"/>
    </style:style>
    <style:style style:name="T47" style:family="text">
      <style:text-properties style:font-name="FreeMono" fo:font-size="12pt" style:font-size-asian="12pt" style:font-size-complex="12pt"/>
    </style:style>
    <style:style style:name="T48" style:family="text">
      <style:text-properties style:font-name="FreeMono" fo:background-color="#ffff00" loext:char-shading-value="0"/>
    </style:style>
    <style:style style:name="T49" style:family="text">
      <style:text-properties style:font-name="FreeMono" officeooo:rsid="00abc6d8"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47cm" fo:text-indent="-0.635cm" fo:margin-left="7.747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42 C00 Çözümleri</text:p>
      <text:p text:style-name="P11"/>
      <text:p text:style-name="P13">write’ın 3 parametresi var </text:p>
      <text:p text:style-name="P13"/>
      <text:p text:style-name="P13">1. <text:span text:style-name="T11">Baştaki parametre </text:span>Nedir ?</text:p>
      <text:p text:style-name="P13"><text:s text:c="3"/>1.1)write(0,..,..);</text:p>
      <text:p text:style-name="P14">Burada olan ‘0’ değeri Standart girişi temsil eder, bir bilgi girilmesini istiyorsak bunu kullanırız.</text:p>
      <text:p text:style-name="P14"><text:s text:c="3"/>1.2)write(1,..,..);</text:p>
      <text:p text:style-name="P14">Burada olan ‘1’ değeri Standart çıkışı temsil eder, bir çıktı almak istiyorsak bunu kullanırız.</text:p>
      <text:p text:style-name="P14"><text:s text:c="3"/>1.3)write(2,..,..); </text:p>
      <text:p text:style-name="P14">Burada olan ‘2’ değeri standart hatayı temsil eder, programdan hata çıktısı almak istiyorsak 2 yazabiliriz.</text:p>
      <text:p text:style-name="P14"/>
      <text:p text:style-name="P15">2) Ortadaki parametre Nedir ?</text:p>
      <text:p text:style-name="P13"><text:s/></text:p>
      <text:p text:style-name="P4"><text:span text:style-name="T36">Bu parametre, yazdırılacak verinin adresini belirtir. </text:span><text:span text:style-name="Source_20_Text"><text:span text:style-name="T36">write</text:span></text:span><text:span text:style-name="T36"> işlevi, bu adresteki veriyi alır ve belirtilen bayt kadar ekrana yazar.</text:span></text:p>
      <text:p text:style-name="P13"/>
      <text:p text:style-name="P16">Ek Bilgi : ‘&amp;’ işareti değişkenin bellekteki adresini <text:span text:style-name="T14">temsil eder.</text:span></text:p>
      <text:p text:style-name="P16"/>
      <text:p text:style-name="P17"><text:span text:style-name="T14">3</text:span>) Sondaki parametre Nedir ?</text:p>
      <text:p text:style-name="P17"/>
      <text:p text:style-name="P17">Bu sondaki parametre yazdıralacak olan byte değerini temsil ediyor her karakter bilindiği üzere 1 byte</text:p>
      <text:p text:style-name="P17"/>
      <text:p text:style-name="P17">Örneğin;</text:p>
      <text:p text:style-name="P17">char str[] = "Hello";</text:p>
      <text:p text:style-name="P17">write(1, str, 5);</text:p>
      <text:p text:style-name="P17"/>
      <text:p text:style-name="P17"/>
      <text:p text:style-name="P17"><text:span text:style-name="T15">Burada Hello kelimesini komple yazdırır fakat 3 yapsaydık sadece Hel yazacaktı.</text:span></text:p>
      <text:p text:style-name="P26">-----------------------------------------------------------------</text:p>
      <text:p text:style-name="P12">ex00 Nasıl Yapılır ?</text:p>
      <text:p text:style-name="P12">- <text:span text:style-name="T10">Write kullanarak ekrana girilen char değeri yazdırmamızı istiyor</text:span></text:p>
      <text:p text:style-name="P17"/>
      <text:p text:style-name="P17"/>
      <text:p text:style-name="P17"><text:soft-page-break/>#include &lt;unistd.h&gt;</text:p>
      <text:p text:style-name="P17"/>
      <text:p text:style-name="P17"/>
      <text:p text:style-name="P17">void ft_putchar(char c)</text:p>
      <text:p text:style-name="P17">{</text:p>
      <text:p text:style-name="P17"><text:s text:c="4"/>write(1, &amp;c, 1); // 'c' karakterini standart çıkışa yazdır</text:p>
      <text:p text:style-name="P17">}</text:p>
      <text:p text:style-name="P17"/>
      <text:p text:style-name="P17"/>
      <text:p text:style-name="P17"/>
      <text:p text:style-name="P17">int main(void)</text:p>
      <text:p text:style-name="P17">{</text:p>
      <text:p text:style-name="P17"><text:s text:c="4"/>ft_putchar(‘c’);</text:p>
      <text:p text:style-name="P17"><text:s text:c="4"/>return 0;</text:p>
      <text:p text:style-name="P17">}</text:p>
      <text:p text:style-name="P17"/>
      <text:p text:style-name="P17"/>
      <text:p text:style-name="P52"><text:span text:style-name="T43">Ek bilgi </text:span></text:p>
      <text:p text:style-name="P52"><text:span text:style-name="Source_20_Text"><text:span text:style-name="T38">return 0</text:span></text:span><text:span text:style-name="T38"> : </text:span><text:span text:style-name="T39">P</text:span><text:span text:style-name="T38">rogramın başarıyla tamamlandığını belirtmek için kullanılır. İşletim sistemine programın düzgün çalıştığını ve hata olmadığını bildirir. </text:span></text:p>
      <text:p text:style-name="P52"><text:span text:style-name="T38"/></text:p>
      <text:p text:style-name="P52"><text:span text:style-name="T38">Eğer bir hata durumunda program sonlanırsa, genellikle </text:span><text:span text:style-name="Source_20_Text"><text:span text:style-name="T38">return 1;</text:span></text:span><text:span text:style-name="T38"> gibi bir değer döndürülür. Bu, programın durumunu işletim sistemine iletmek için yaygın bir yöntemdir.</text:span></text:p>
      <text:p text:style-name="P17"/>
      <text:p text:style-name="P18">ex01 Nasıl Yapılır?</text:p>
      <text:p text:style-name="P19">Bizden a’dan z’ye kadar olan değerleri yazdırmamız talep ediliyor.</text:p>
      <text:p text:style-name="P20"/>
      <text:p text:style-name="P20">#include &lt;unistd.h&gt;</text:p>
      <text:p text:style-name="P19">void ft_print_alphabet(void)</text:p>
      <text:p text:style-name="P19">{</text:p>
      <text:p text:style-name="P19"><text:s text:c="8"/>char str ='a';</text:p>
      <text:p text:style-name="P19"><text:s text:c="8"/>while(str &lt;= 'z')</text:p>
      <text:p text:style-name="P19"><text:s text:c="8"/>{</text:p>
      <text:p text:style-name="P19"><text:s text:c="16"/>write(1,&amp;str,1);</text:p>
      <text:p text:style-name="P19"><text:s text:c="16"/>str++;</text:p>
      <text:p text:style-name="P19"><text:s text:c="8"/>}</text:p>
      <text:p text:style-name="P19"/>
      <text:p text:style-name="P19">}</text:p>
      <text:p text:style-name="P19"><text:soft-page-break/>int main(void)</text:p>
      <text:p text:style-name="P19">{</text:p>
      <text:p text:style-name="P19">ft_print_alphabet();</text:p>
      <text:p text:style-name="P19">return 0;</text:p>
      <text:p text:style-name="P19">}</text:p>
      <text:p text:style-name="P19"/>
      <text:p text:style-name="P21"/>
      <text:p text:style-name="P21">ex02 Nasıl Yapılır ?</text:p>
      <text:p text:style-name="P22">Burada z’den a’ya kadar olan değerleri yazdırmamız talep ediliyor.</text:p>
      <text:p text:style-name="P22"/>
      <text:p text:style-name="P22">#include &lt;unistd.h&gt;</text:p>
      <text:p text:style-name="P22">void ft_print_reverse_alphabet(void)</text:p>
      <text:p text:style-name="P22">{</text:p>
      <text:p text:style-name="P22"><text:s text:c="8"/>char str ='z';</text:p>
      <text:p text:style-name="P22"><text:s text:c="8"/>while(str &gt;= 'a')</text:p>
      <text:p text:style-name="P22"><text:s text:c="8"/>{</text:p>
      <text:p text:style-name="P22"><text:s text:c="10"/>write(1,&amp;str,1);</text:p>
      <text:p text:style-name="P22"><text:s text:c="16"/>str--;</text:p>
      <text:p text:style-name="P22"><text:s text:c="8"/>}</text:p>
      <text:p text:style-name="P22">}</text:p>
      <text:p text:style-name="P22">int main(void)</text:p>
      <text:p text:style-name="P22">{</text:p>
      <text:p text:style-name="P22"><text:s text:c="8"/>ft_print_reverse_alphabet();</text:p>
      <text:p text:style-name="P22"><text:s text:c="8"/>return 0;</text:p>
      <text:p text:style-name="P22">}</text:p>
      <text:p text:style-name="P22"/>
      <text:p text:style-name="P23">ex03 Nasıl Yapılır ?</text:p>
      <text:p text:style-name="P23">Burada rakamları küçükten büyüğe yazdırmamız isteniyor.</text:p>
      <text:p text:style-name="P23"/>
      <text:p text:style-name="P23">#include &lt;unistd.h&gt;</text:p>
      <text:p text:style-name="P23">void ft_print_numbers(void)</text:p>
      <text:p text:style-name="P23">{</text:p>
      <text:p text:style-name="P23"><text:s text:c="8"/>int str = '0';</text:p>
      <text:p text:style-name="P23"><text:s text:c="8"/>while(str &lt;= '9')</text:p>
      <text:p text:style-name="P23"><text:s text:c="8"/>{</text:p>
      <text:p text:style-name="P23"><text:s text:c="16"/>write(1,&amp;str,1);</text:p>
      <text:p text:style-name="P23"><text:s text:c="16"/>str++;</text:p>
      <text:p text:style-name="P23"><text:s text:c="8"/>}</text:p>
      <text:p text:style-name="P23"/>
      <text:p text:style-name="P23">}</text:p>
      <text:p text:style-name="P23"><text:soft-page-break/></text:p>
      <text:p text:style-name="P23">int main(void)</text:p>
      <text:p text:style-name="P23">{</text:p>
      <text:p text:style-name="P23">ft_print_numbers();</text:p>
      <text:p text:style-name="P23">return 0;</text:p>
      <text:p text:style-name="P23">}</text:p>
      <text:p text:style-name="P23"/>
      <text:p text:style-name="P23"/>
      <text:p text:style-name="P23">ex04 Nasıl Yapılır ?</text:p>
      <text:p text:style-name="P24">Girilen Sayı Negatif bir sayı ise N Pozitif ise P yazacak kısaca, <text:span text:style-name="T12">protitipte bize int tipinde n değişkenini vermiş.</text:span></text:p>
      <text:p text:style-name="P24"/>
      <text:p text:style-name="P24">#include &lt;unistd.h&gt;</text:p>
      <text:p text:style-name="P24">void ft_is_negative(int n)</text:p>
      <text:p text:style-name="P24">{</text:p>
      <text:p text:style-name="P24"><text:s text:c="8"/>char negative = 'N';</text:p>
      <text:p text:style-name="P24"><text:s text:c="8"/>char positive = 'P';</text:p>
      <text:p text:style-name="P24"><text:s text:c="8"/>if(n&lt;0)</text:p>
      <text:p text:style-name="P24"><text:s text:c="8"/>{</text:p>
      <text:p text:style-name="P24"><text:s text:c="16"/>write(1,&amp;negative,1);</text:p>
      <text:p text:style-name="P24"><text:s text:c="8"/>}</text:p>
      <text:p text:style-name="P24"><text:s text:c="8"/>else</text:p>
      <text:p text:style-name="P24"><text:s text:c="8"/>{</text:p>
      <text:p text:style-name="P24"><text:s text:c="16"/>write(1,&amp;positive,1);</text:p>
      <text:p text:style-name="P24"><text:s text:c="8"/>}</text:p>
      <text:p text:style-name="P24">}</text:p>
      <text:p text:style-name="P24"/>
      <text:p text:style-name="P24">int main ()</text:p>
      <text:p text:style-name="P24">{</text:p>
      <text:p text:style-name="P24">ft_is_negative(<text:span text:style-name="T18">5</text:span>);</text:p>
      <text:p text:style-name="P25">ft_is_negative(-<text:span text:style-name="T18">5</text:span>);</text:p>
      <text:p text:style-name="P24">return 0;</text:p>
      <text:p text:style-name="P24">}</text:p>
      <text:p text:style-name="P24"/>
      <text:p text:style-name="P24">Void, C dilinde bir fonksiyonun <text:span text:style-name="T17">değer döndürmediğini veya parametre almadığını belirtir.</text:span> Değer döndürmeyen fonksiyonlar sadece işlem yapar, örneğin ekrana mesaj yazdırmak gibi. Ayrıca, parametre almayan fonksiyonları göstermek için de kullanılır.</text:p>
      <text:p text:style-name="P51"><text:span text:style-name="T45"/></text:p>
      <text:p text:style-name="P49"/>
      <text:p text:style-name="P46"><text:soft-page-break/>Ex05 Nasıl Yapılır ?</text:p>
      <text:p text:style-name="P46"/>
      <text:p text:style-name="P47">3 farklı rakamdan oluşan ve sıralı şekilde artan kombinasyonları yazdırmamız isteniyor max sayımız yani 789 olacak ...</text:p>
      <text:p text:style-name="P47"/>
      <text:p text:style-name="P53"><text:span text:style-name="T45">İç içe döngülerde işlem sırası </text:span><text:span text:style-name="Strong_20_Emphasis"><text:span text:style-name="T45">içten dışa doğru</text:span></text:span><text:span text:style-name="T45"> gider. Yani, dıştaki döngü bir kez çalıştığında, içteki döngüler tamamlanmadan dış döngü bir sonraki iterasyona geçmez.</text:span></text:p>
      <text:p text:style-name="P48"/>
      <text:p text:style-name="P48">Kodumuz Şöyle ‘ki </text:p>
      <text:p text:style-name="P34"/>
      <text:p text:style-name="P35">#include &lt;unistd.h&gt;</text:p>
      <text:p text:style-name="P35"/>
      <text:p text:style-name="P35">void ft_print_comb(void)</text:p>
      <text:p text:style-name="P35">{</text:p>
      <text:p text:style-name="P35"><text:s text:c="4"/>char a;</text:p>
      <text:p text:style-name="P35"><text:s text:c="4"/>char b;</text:p>
      <text:p text:style-name="P35"><text:s text:c="4"/>char c;</text:p>
      <text:p text:style-name="P35"><text:s text:c="4"/></text:p>
      <text:p text:style-name="P35"><text:s text:c="4"/>a = '0';</text:p>
      <text:p text:style-name="P35"><text:s text:c="4"/>while (a &lt;= '7')</text:p>
      <text:p text:style-name="P35"><text:s text:c="4"/>{</text:p>
      <text:p text:style-name="P35"><text:s text:c="8"/>b = a + 1;</text:p>
      <text:p text:style-name="P35"><text:s text:c="8"/>while (b &lt;= '8')</text:p>
      <text:p text:style-name="P35"><text:s text:c="8"/>{</text:p>
      <text:p text:style-name="P35"><text:s text:c="12"/>c = b + 1;</text:p>
      <text:p text:style-name="P35"><text:s text:c="12"/>while (c &lt;= '9')</text:p>
      <text:p text:style-name="P35"><text:s text:c="12"/>{</text:p>
      <text:p text:style-name="P35"><text:s text:c="16"/>write(1, &amp;a, 1);</text:p>
      <text:p text:style-name="P35"><text:s text:c="16"/>write(1, &amp;b, 1);</text:p>
      <text:p text:style-name="P35"><text:s text:c="16"/>write(1, &amp;c, 1);</text:p>
      <text:p text:style-name="P35"><text:s text:c="16"/>if (a != '7')</text:p>
      <text:p text:style-name="P35"><text:s text:c="20"/>write(1, ", ", 2);</text:p>
      <text:p text:style-name="P35"><text:s text:c="16"/>c++;</text:p>
      <text:p text:style-name="P35"><text:s text:c="12"/>}</text:p>
      <text:p text:style-name="P35"><text:s text:c="12"/>b++;</text:p>
      <text:p text:style-name="P35"><text:s text:c="8"/>}</text:p>
      <text:p text:style-name="P35"><text:s text:c="8"/>a++;</text:p>
      <text:p text:style-name="P35"><text:s text:c="4"/>}</text:p>
      <text:p text:style-name="P35">}</text:p>
      <text:p text:style-name="P36"><text:soft-page-break/></text:p>
      <text:p text:style-name="P58"><text:span text:style-name="Strong_20_Emphasis"><text:span text:style-name="T38">Üç değişken tanımlanıyor:</text:span></text:span><text:span text:style-name="T38"> </text:span><text:span text:style-name="Source_20_Text"><text:span text:style-name="T38">a</text:span></text:span><text:span text:style-name="T38">, </text:span><text:span text:style-name="Source_20_Text"><text:span text:style-name="T38">b</text:span></text:span><text:span text:style-name="T38">, ve </text:span><text:span text:style-name="Source_20_Text"><text:span text:style-name="T38">c</text:span></text:span><text:span text:style-name="T38">. </text:span><text:span text:style-name="Source_20_Text"><text:span text:style-name="T38">a</text:span></text:span><text:span text:style-name="T38"> başlangıçta 0.</text:span></text:p>
      <text:list xml:id="list1248525381" text:style-name="L1">
        <text:list-item>
          <text:p text:style-name="P62"><text:span text:style-name="Strong_20_Emphasis"><text:span text:style-name="T38">Dış döngü (</text:span></text:span><text:span text:style-name="Strong_20_Emphasis"><text:span text:style-name="Source_20_Text"><text:span text:style-name="T38">a</text:span></text:span></text:span><text:span text:style-name="Strong_20_Emphasis"><text:span text:style-name="T38">):</text:span></text:span><text:span text:style-name="T38"> </text:span><text:span text:style-name="Source_20_Text"><text:span text:style-name="T38">a</text:span></text:span><text:span text:style-name="T38"> 7'den küçük olduğu sürece çalışıyor. İlk başta </text:span><text:span text:style-name="Source_20_Text"><text:span text:style-name="T38">a = 0</text:span></text:span><text:span text:style-name="T38">.</text:span></text:p>
        </text:list-item>
      </text:list>
      <text:list xml:id="list3868088308" text:style-name="L2">
        <text:list-item>
          <text:p text:style-name="P63"><text:span text:style-name="Strong_20_Emphasis"><text:span text:style-name="T38">İç döngü (</text:span></text:span><text:span text:style-name="Strong_20_Emphasis"><text:span text:style-name="Source_20_Text"><text:span text:style-name="T38">b</text:span></text:span></text:span><text:span text:style-name="Strong_20_Emphasis"><text:span text:style-name="T38">):</text:span></text:span><text:span text:style-name="T38"> </text:span><text:span text:style-name="Source_20_Text"><text:span text:style-name="T38">b</text:span></text:span><text:span text:style-name="T38">, </text:span><text:span text:style-name="Source_20_Text"><text:span text:style-name="T38">a + 1</text:span></text:span><text:span text:style-name="T38"> olarak başlıyor ve 8’den küçük olduğu sürece çalışıyor. İlk başta </text:span><text:span text:style-name="Source_20_Text"><text:span text:style-name="T38">b = 1</text:span></text:span><text:span text:style-name="T38">.</text:span></text:p>
        </text:list-item>
      </text:list>
      <text:list xml:id="list340082469" text:style-name="L3">
        <text:list-item>
          <text:p text:style-name="P64"><text:span text:style-name="Strong_20_Emphasis"><text:span text:style-name="T38">En iç döngü (</text:span></text:span><text:span text:style-name="Strong_20_Emphasis"><text:span text:style-name="Source_20_Text"><text:span text:style-name="T38">c</text:span></text:span></text:span><text:span text:style-name="Strong_20_Emphasis"><text:span text:style-name="T38">):</text:span></text:span><text:span text:style-name="T38"> </text:span><text:span text:style-name="Source_20_Text"><text:span text:style-name="T38">c</text:span></text:span><text:span text:style-name="T38">, </text:span><text:span text:style-name="Source_20_Text"><text:span text:style-name="T38">b + 1</text:span></text:span><text:span text:style-name="T38"> olarak başlıyor ve 9’dan küçük olduğu sürece çalışıyor. İlk başta </text:span><text:span text:style-name="Source_20_Text"><text:span text:style-name="T38">c = 2</text:span></text:span><text:span text:style-name="T38">.</text:span></text:p>
        </text:list-item>
      </text:list>
      <text:list xml:id="list1395330004" text:style-name="L4">
        <text:list-item>
          <text:p text:style-name="P65"><text:span text:style-name="Strong_20_Emphasis"><text:span text:style-name="T38">Ekrana yazdırma:</text:span></text:span><text:span text:style-name="T38"> Her döngüde </text:span><text:span text:style-name="Source_20_Text"><text:span text:style-name="T38">a</text:span></text:span><text:span text:style-name="T38">, </text:span><text:span text:style-name="Source_20_Text"><text:span text:style-name="T38">b</text:span></text:span><text:span text:style-name="T38">, ve </text:span><text:span text:style-name="Source_20_Text"><text:span text:style-name="T38">c</text:span></text:span><text:span text:style-name="T38"> ekrana yazdırılıyor. Örneğin, ilk durumda: </text:span><text:span text:style-name="Source_20_Text"><text:span text:style-name="T38">0 1 2</text:span></text:span><text:span text:style-name="T38">.</text:span></text:p>
        </text:list-item>
      </text:list>
      <text:list xml:id="list2685975471" text:style-name="L5">
        <text:list-item>
          <text:p text:style-name="P66"><text:span text:style-name="Strong_20_Emphasis"><text:span text:style-name="T38">Virgül ve boşluk ekleme:</text:span></text:span><text:span text:style-name="T38"> Eğer </text:span><text:span text:style-name="Source_20_Text"><text:span text:style-name="T38">a</text:span></text:span><text:span text:style-name="T38"> henüz 7’ye eşit değilse, yazdırılan sayıların sonuna </text:span><text:span text:style-name="Source_20_Text"><text:span text:style-name="T38">, </text:span></text:span><text:span text:style-name="T38">ekleniyor.</text:span></text:p>
        </text:list-item>
      </text:list>
      <text:list xml:id="list2732275928" text:style-name="L6">
        <text:list-header>
          <text:p text:style-name="P67"><text:span text:style-name="Strong_20_Emphasis"><text:span text:style-name="T38">Döngü akışı:</text:span></text:span></text:p>
        </text:list-header>
      </text:list>
      <text:list xml:id="list2356474196" text:style-name="L7">
        <text:list-item>
          <text:p text:style-name="P68"><text:span text:style-name="Strong_20_Emphasis"><text:span text:style-name="Source_20_Text"><text:span text:style-name="T38">c</text:span></text:span></text:span><text:span text:style-name="Strong_20_Emphasis"><text:span text:style-name="T38"> döngüsü:</text:span></text:span><text:span text:style-name="T38"> </text:span><text:span text:style-name="Source_20_Text"><text:span text:style-name="T38">c</text:span></text:span><text:span text:style-name="T38"> 9’a ulaşana kadar artıyor (</text:span><text:span text:style-name="Source_20_Text"><text:span text:style-name="T38">012</text:span></text:span><text:span text:style-name="T38">, </text:span><text:span text:style-name="Source_20_Text"><text:span text:style-name="T38">013</text:span></text:span><text:span text:style-name="T38">, ...).</text:span></text:p>
        </text:list-item>
        <text:list-item>
          <text:p text:style-name="P68"><text:span text:style-name="Strong_20_Emphasis"><text:span text:style-name="Source_20_Text"><text:span text:style-name="T38">b</text:span></text:span></text:span><text:span text:style-name="Strong_20_Emphasis"><text:span text:style-name="T38"> döngüsü:</text:span></text:span><text:span text:style-name="T38"> </text:span><text:span text:style-name="Source_20_Text"><text:span text:style-name="T38">c</text:span></text:span><text:span text:style-name="T38"> döngüsü tamamlandığında, </text:span><text:span text:style-name="Source_20_Text"><text:span text:style-name="T38">b</text:span></text:span><text:span text:style-name="T38"> bir artıyor ve </text:span><text:span text:style-name="Source_20_Text"><text:span text:style-name="T38">c = b + 1</text:span></text:span><text:span text:style-name="T38"> oluyor. (</text:span><text:span text:style-name="Source_20_Text"><text:span text:style-name="T38">023</text:span></text:span><text:span text:style-name="T38">, </text:span><text:span text:style-name="Source_20_Text"><text:span text:style-name="T38">024</text:span></text:span><text:span text:style-name="T38">, ...).</text:span></text:p>
        </text:list-item>
        <text:list-item>
          <text:p text:style-name="P69"><text:span text:style-name="Strong_20_Emphasis"><text:span text:style-name="Source_20_Text"><text:span text:style-name="T38">a</text:span></text:span></text:span><text:span text:style-name="Strong_20_Emphasis"><text:span text:style-name="T38"> döngüsü:</text:span></text:span><text:span text:style-name="T38"> </text:span><text:span text:style-name="Source_20_Text"><text:span text:style-name="T38">b</text:span></text:span><text:span text:style-name="T38"> döngüsü tamamlandığında, </text:span><text:span text:style-name="Source_20_Text"><text:span text:style-name="T38">a</text:span></text:span><text:span text:style-name="T38"> bir artıyor ve her şey yeniden başlıyor (</text:span><text:span text:style-name="Source_20_Text"><text:span text:style-name="T38">134</text:span></text:span><text:span text:style-name="T38">, </text:span><text:span text:style-name="Source_20_Text"><text:span text:style-name="T38">135</text:span></text:span><text:span text:style-name="T38">, ...).</text:span></text:p>
        </text:list-item>
      </text:list>
      <text:list xml:id="list934107397" text:style-name="L8">
        <text:list-item>
          <text:p text:style-name="P70"><text:span text:style-name="Strong_20_Emphasis"><text:span text:style-name="T38">Sonuç:</text:span></text:span><text:span text:style-name="T38"> Döngüler bu şekilde iç içe ilerleyerek tüm kombinasyonları ekrana yazdırıyor. Örneğin:<text:line-break/></text:span><text:span text:style-name="Source_20_Text"><text:span text:style-name="T38">012, 013, 014, ..., 789</text:span></text:span><text:span text:style-name="T38">.</text:span></text:p>
        </text:list-item>
      </text:list>
      <text:p text:style-name="P50"/>
      <text:p text:style-name="P34"/>
      <text:p text:style-name="P37">ex06 Nasıl Yapılır ?</text:p>
      <text:p text:style-name="P5"><text:span text:style-name="T35">Bu </text:span><text:span text:style-name="T46">projede amaç</text:span><text:span text:style-name="T35">, </text:span><text:span text:style-name="Strong_20_Emphasis"><text:span text:style-name="T38">artan düzende sıralanan 00 ile 99 arasındaki tüm farklı iki basamaklı sayı kombinasyonlarını</text:span></text:span><text:span text:style-name="T35"> ekrana yazdır</text:span><text:span text:style-name="T46">mak...</text:span></text:p>
      <text:p text:style-name="P38"/>
      <text:p text:style-name="P38">#include &lt;unistd.h&gt;</text:p>
      <text:p text:style-name="P38">void ft_putchar(char c)</text:p>
      <text:p text:style-name="P38">{</text:p>
      <text:p text:style-name="P38"><text:s text:c="2"/>write(1,&amp;c,1);</text:p>
      <text:p text:style-name="P38">}</text:p>
      <text:p text:style-name="P38"/>
      <text:p text:style-name="P38">void ft_print_comb2(void)</text:p>
      <text:p text:style-name="P38">{</text:p>
      <text:p text:style-name="P38"><text:s text:c="2"/>int a;</text:p>
      <text:p text:style-name="P38"><text:s text:c="2"/>int b;</text:p>
      <text:p text:style-name="P38"><text:soft-page-break/><text:s text:c="8"/>a = 0; </text:p>
      <text:p text:style-name="P38"/>
      <text:p text:style-name="P38">while(a &lt;= 9<text:span text:style-name="T24">8</text:span>)</text:p>
      <text:p text:style-name="P38">{</text:p>
      <text:p text:style-name="P38"><text:s text:c="2"/>b = a+1;</text:p>
      <text:p text:style-name="P38"><text:s text:c="2"/>while(b &lt;= 9<text:span text:style-name="T24">9</text:span>)</text:p>
      <text:p text:style-name="P38"><text:s text:c="4"/>{</text:p>
      <text:p text:style-name="P38"><text:s text:c="7"/>ft_putchar(a / 10 + ‘0’);</text:p>
      <text:p text:style-name="P38"><text:s text:c="7"/>ft_putchar(<text:span text:style-name="T25">a</text:span> % 10 + ‘0’);</text:p>
      <text:p text:style-name="P38"><text:s text:c="7"/>ft_putchar(‘ ’);</text:p>
      <text:p text:style-name="P38"><text:s text:c="7"/>ft_putchar(b / 10 + ‘0’);</text:p>
      <text:p text:style-name="P38"><text:s text:c="7"/>ft_putchar(b % 10 + ‘0’);</text:p>
      <text:p text:style-name="P38"><text:s text:c="7"/>if(a!=98 || b!=99)</text:p>
      <text:p text:style-name="P38"><text:s text:c="10"/>write(1,”, ”,2);</text:p>
      <text:p text:style-name="P38"><text:s text:c="4"/>b++;</text:p>
      <text:p text:style-name="P38"><text:s text:c="4"/>}</text:p>
      <text:p text:style-name="P38">a++;</text:p>
      <text:p text:style-name="P38"><text:s/>}</text:p>
      <text:p text:style-name="P38">}</text:p>
      <text:p text:style-name="P38"/>
      <text:p text:style-name="P40">1) Ekrana çıktı verebilmek için, bir protetip yaratıyoruz serbestiz fakat resmi olsun diye ismini ft_putchar veriyo<text:span text:style-name="T24">ruz.</text:span></text:p>
      <text:p text:style-name="P40"/>
      <text:p text:style-name="P39">void ft_putchar(char c)</text:p>
      <text:p text:style-name="P39">{</text:p>
      <text:p text:style-name="P39"><text:s text:c="2"/>write(1,&amp;c,1);</text:p>
      <text:p text:style-name="P39">}</text:p>
      <text:p text:style-name="P39"/>
      <text:p text:style-name="P41">2) integer türünde a ve b yaratıp <text:span text:style-name="T26">a’nın değerine </text:span>0 veriyoruz.</text:p>
      <text:p text:style-name="P41">int a;</text:p>
      <text:p text:style-name="P41">int b;</text:p>
      <text:p text:style-name="P41"><text:s/>a = 0;</text:p>
      <text:p text:style-name="P41"/>
      <text:p text:style-name="P41">3) 98 ve 99 olacağı için;</text:p>
      <text:p text:style-name="P42">while(a&lt;=98) A 98 oluncaya kadar döngüye <text:span text:style-name="T26">alacağız</text:span>. </text:p>
      <text:p text:style-name="P42">Ardından;</text:p>
      <text:p text:style-name="P43">b = a + 1; diyecez ki biri <text:span text:style-name="T26">0</text:span> iken diğeri <text:span text:style-name="T26">1</text:span> olsun ardışık artsın biri diğerinin bir fazlası olsun istiyoruz. </text:p>
      <text:p text:style-name="P43"/>
      <text:p text:style-name="P44">4) İç içe olacak şekilde tekrar while açıyoruz bu sefer</text:p>
      <text:p text:style-name="P45"><text:soft-page-break/>while(b&lt;=99)</text:p>
      <text:p text:style-name="P45">B 99 oluncaya kadar döngüye alacağız.Ardından yukarıda oluşturduğumuz prototipi çağıracağız</text:p>
      <text:p text:style-name="P45"/>
      <text:p text:style-name="P45">ft_putchar(a / 10 + ‘0’); </text:p>
      <text:p text:style-name="P45">(+)<text:span text:style-name="T15"> Onlar basamağını bulur ardından 0 eklenerek karaktere <text:s text:c="6"/>dönüştürülür.</text:span></text:p>
      <text:p text:style-name="P45"/>
      <text:p text:style-name="P45">ft_putchar(a % 10 + ‘0’); </text:p>
      <text:p text:style-name="P45">(+) <text:span text:style-name="T15">Birler basamağını bulur ardından 0 eklenerek karaktere <text:s text:c="3"/></text:span></text:p>
      <text:p text:style-name="P7"><text:s/>dönüştürülür</text:p>
      <text:p text:style-name="P45">ft_putchar(‘ ’);</text:p>
      <text:p text:style-name="P45">(+) <text:span text:style-name="T15">Boşluk koyar a ile b ‘nin arasına.</text:span></text:p>
      <text:p text:style-name="P45"/>
      <text:p text:style-name="P45">ft_putchar(<text:span text:style-name="T27">b</text:span> / 10 + ‘0’); </text:p>
      <text:p text:style-name="P45">(+) <text:span text:style-name="T15">Onlar basamağını bulur ardından 0 eklenerek karaktere dönüştürülür</text:span></text:p>
      <text:p text:style-name="P45"/>
      <text:p text:style-name="P45">ft_putchar(<text:span text:style-name="T27">b</text:span> % 10 + ‘0’); </text:p>
      <text:p text:style-name="P45">(+) <text:span text:style-name="T15">Birler basamağını bulur ardından 0 eklenerek karaktere dönüştürülür</text:span></text:p>
      <text:p text:style-name="P7"/>
      <text:p text:style-name="P27">5) if koşulu koyacağız (a) 99 ve (b) 98’e eşit olmayıncaya kadar , ve space atacak.</text:p>
      <text:p text:style-name="P27"/>
      <text:p text:style-name="P27">6) En içteki döngü kendi while blok’unda artması için b++; diyecez sonra o döngüden çıktıktan sonra o blokta artarak yazsın diye a++; diyecez.</text:p>
      <text:p text:style-name="P27"/>
      <text:p text:style-name="P28">Ex07 Nasıl Yapılır ?</text:p>
      <text:p text:style-name="P28"/>
      <text:p text:style-name="P29">Parametre olarak girilen sayıyı ekrana yazıdıran bir fonksiyon yazmamız isteniyor bu alınan sayı tüm integer sayı tipini kapsamalı.</text:p>
      <text:p text:style-name="P56"><text:span text:style-name="T35">Bu kod, </text:span><text:span text:style-name="Strong_20_Emphasis"><text:span text:style-name="T38">bir tam sayıyı ekrana yazdırmak için kullanılır</text:span></text:span><text:span text:style-name="T35">.</text:span></text:p>
      <text:list xml:id="list919752350" text:style-name="L9">
        <text:list-item>
          <text:p text:style-name="P54">Pozitif sayılar, basamaklarına ayrılarak sırayla yazdırılır.</text:p>
        </text:list-item>
        <text:list-item>
          <text:p text:style-name="P59">Negatif sayılar için önce eksi işareti yazdırılır, ardından pozitif kısmı yazdırılır.</text:p>
        </text:list-item>
        <text:list-item>
          <text:p text:style-name="P71"><text:soft-page-break/><text:span text:style-name="T38">Kodun içinde, </text:span><text:span text:style-name="Strong_20_Emphasis"><text:span text:style-name="T38">tek tek karakterleri yazdıran bir fonksiyon </text:span></text:span><text:span text:style-name="Strong_20_Emphasis"><text:span text:style-name="T40">(ft_putchar)</text:span></text:span><text:span text:style-name="T40"> </text:span><text:span text:style-name="T38">ve </text:span><text:span text:style-name="Strong_20_Emphasis"><text:span text:style-name="T38">sayının tamamını işleyen bir başka fonksiyon </text:span></text:span><text:span text:style-name="Strong_20_Emphasis"><text:span text:style-name="T40">(ft_putnbr)</text:span></text:span><text:span text:style-name="T40"> </text:span><text:span text:style-name="T38">bulunur.</text:span></text:p>
        </text:list-item>
      </text:list>
      <text:p text:style-name="P29"/>
      <text:p text:style-name="P29"/>
      <text:p text:style-name="P30">#include &lt;unistd.h&gt;</text:p>
      <text:p text:style-name="P30"/>
      <text:p text:style-name="P30">void ft_putchar(char c)</text:p>
      <text:p text:style-name="P30">{</text:p>
      <text:p text:style-name="P30"><text:s/>write(1, &amp;c, 1);</text:p>
      <text:p text:style-name="P30">}</text:p>
      <text:list xml:id="list3248911335" text:style-name="L10">
        <text:list-item>
          <text:p text:style-name="P8">‘-’ değerini yazdırmamız gerek. Onun için bunu kullanmamız gerekiyor.</text:p>
        </text:list-item>
      </text:list>
      <text:p text:style-name="P30"/>
      <text:p text:style-name="P30">void ft_putnbr(int n<text:span text:style-name="T34">b</text:span>)</text:p>
      <text:p text:style-name="P30">{</text:p>
      <text:p text:style-name="P30"/>
      <text:p text:style-name="P30"/>
      <text:p text:style-name="P30"/>
      <text:p text:style-name="P30">if (n<text:span text:style-name="T34">b</text:span> == -2147483648)</text:p>
      <text:p text:style-name="P30">{</text:p>
      <text:p text:style-name="P30">write(1, "-2147483648", 11);</text:p>
      <text:p text:style-name="P30">return;</text:p>
      <text:p text:style-name="P30">}</text:p>
      <text:list xml:id="list3889965769" text:style-name="L11">
        <text:list-item>
          <text:p text:style-name="P55"><text:span text:style-name="T47">Eğer sayı </text:span><text:span text:style-name="Source_20_Text"><text:span text:style-name="T47">-2147483648</text:span></text:span><text:span text:style-name="T47"> ise, direkt olarak </text:span><text:span text:style-name="Source_20_Text"><text:span text:style-name="T47">"write"</text:span></text:span><text:span text:style-name="T47"> fonksiyonuyla bu sayı yazdırılır.</text:span></text:p>
        </text:list-item>
        <text:list-item text:style-override="L12">
          <text:p text:style-name="P61">Bu özel bir durum çünkü bu sayı negatife çevrilemez (taşma hatası olur)</text:p>
          <text:p text:style-name="P31"/>
        </text:list-item>
      </text:list>
      <text:p text:style-name="P30"><text:s/><text:span text:style-name="T28">if(n</text:span><text:span text:style-name="T34">b</text:span><text:span text:style-name="T28">&lt;</text:span><text:span text:style-name="T30">0</text:span><text:span text:style-name="T28">)</text:span></text:p>
      <text:p text:style-name="P32"><text:s/>{</text:p>
      <text:p text:style-name="P30"><text:s text:c="3"/><text:span text:style-name="T28">ft_put</text:span><text:span text:style-name="T31">char</text:span><text:span text:style-name="T28">(‘-’);</text:span></text:p>
      <text:p text:style-name="P30"><text:s text:c="3"/><text:span text:style-name="T28">n</text:span><text:span text:style-name="T34">b</text:span><text:span text:style-name="T28"> = -n</text:span><text:span text:style-name="T34">b</text:span><text:span text:style-name="T28">;</text:span></text:p>
      <text:p text:style-name="P32"><text:s/>}</text:p>
      <text:p text:style-name="P32"/>
      <text:p text:style-name="P1"><text:span text:style-name="T48">Eğer sayı </text:span><text:span text:style-name="Strong_20_Emphasis"><text:span text:style-name="T40">negatifse</text:span></text:span><text:span text:style-name="T48">:</text:span></text:p>
      <text:list xml:id="list4284290428" text:style-name="L13">
        <text:list-header>
          <text:p text:style-name="P72"><text:span text:style-name="T40">İlk olarak </text:span><text:span text:style-name="Strong_20_Emphasis"><text:span text:style-name="T40">eksi işareti</text:span></text:span><text:span text:style-name="T40"> ekrana yazdırılır.</text:span></text:p>
          <text:p text:style-name="P73"><text:span text:style-name="T40">Ardından, sayı pozitif yapılır (</text:span><text:span text:style-name="Source_20_Text"><text:span text:style-name="T40">n</text:span></text:span><text:span text:style-name="Source_20_Text"><text:span text:style-name="T41">b</text:span></text:span><text:span text:style-name="Source_20_Text"><text:span text:style-name="T40">= -n</text:span></text:span><text:span text:style-name="Source_20_Text"><text:span text:style-name="T41">b</text:span></text:span><text:span text:style-name="Source_20_Text"><text:span text:style-name="T40">;</text:span></text:span><text:span text:style-name="T40">)</text:span></text:p>
        </text:list-header>
      </text:list>
      <text:p text:style-name="P9"/>
      <text:p text:style-name="P32"><text:soft-page-break/><text:s/>if(n<text:span text:style-name="T34">b</text:span>&gt;9)</text:p>
      <text:p text:style-name="P32"><text:s/>{</text:p>
      <text:p text:style-name="P32"><text:s text:c="3"/>ft_putnbr(n<text:span text:style-name="T34">b</text:span> / 10);</text:p>
      <text:p text:style-name="P32"><text:s text:c="3"/>ft_putnbr(n<text:span text:style-name="T34">b</text:span> % 10);</text:p>
      <text:p text:style-name="P32"><text:s/>}</text:p>
      <text:p text:style-name="P32"/>
      <text:p text:style-name="P1"><text:span text:style-name="T49">E</text:span><text:span text:style-name="T48">ğer sayı </text:span><text:span text:style-name="Source_20_Text"><text:span text:style-name="T48">9</text:span></text:span><text:span text:style-name="T48">'dan büyükse:</text:span></text:p>
      <text:list xml:id="list746938201" text:style-name="L14">
        <text:list-item>
          <text:p text:style-name="P74"><text:span text:style-name="T40">Sayı </text:span><text:span text:style-name="Strong_20_Emphasis"><text:span text:style-name="T40">onlar basamağına</text:span></text:span><text:span text:style-name="T40"> ve </text:span><text:span text:style-name="Strong_20_Emphasis"><text:span text:style-name="T40">birler basamağına</text:span></text:span><text:span text:style-name="T40"> ayrılır.</text:span></text:p>
        </text:list-item>
        <text:list-item>
          <text:p text:style-name="P75"><text:span text:style-name="Strong_20_Emphasis"><text:span text:style-name="T40">Rekürsiyon (kendini çağırma)</text:span></text:span><text:span text:style-name="T40"> ile önce büyük basamaklar, sonra küçük basamaklar yazdırılır.</text:span></text:p>
        </text:list-item>
      </text:list>
      <text:p text:style-name="P10">Örnek ;</text:p>
      <text:list xml:id="list697949312" text:style-name="L15">
        <text:list-header>
          <text:p text:style-name="P2"><text:span text:style-name="Source_20_Text"><text:span text:style-name="T40"/></text:span></text:p>
          <text:p text:style-name="P2"><text:span text:style-name="Source_20_Text"><text:span text:style-name="T48">ft_putnbr(123)</text:span></text:span><text:span text:style-name="T48"> çağrısı;</text:span></text:p>
        </text:list-header>
        <text:list-item>
          <text:p text:style-name="P76"><text:span text:style-name="Source_20_Text"><text:span text:style-name="T40">123 &gt; 9</text:span></text:span><text:span text:style-name="T40"> olduğu için </text:span><text:span text:style-name="Source_20_Text"><text:span text:style-name="T40">123 / 10 = 12</text:span></text:span><text:span text:style-name="T40"> ve </text:span><text:span text:style-name="Source_20_Text"><text:span text:style-name="T40">123 % 10 = 3</text:span></text:span><text:span text:style-name="T40"> hesaplanır.</text:span></text:p>
        </text:list-item>
        <text:list-item>
          <text:p text:style-name="P76"><text:span text:style-name="Source_20_Text"><text:span text:style-name="T40">ft_putnbr(12)</text:span></text:span><text:span text:style-name="T40"> ve </text:span><text:span text:style-name="Source_20_Text"><text:span text:style-name="T40">ft_putnbr(3)</text:span></text:span><text:span text:style-name="T40"> çağrılır.</text:span></text:p>
        </text:list-item>
        <text:list-item>
          <text:p text:style-name="P77"><text:span text:style-name="T40">Bu işlemler devam ederek </text:span><text:span text:style-name="Source_20_Text"><text:span text:style-name="T40">1</text:span></text:span><text:span text:style-name="T40">, </text:span><text:span text:style-name="Source_20_Text"><text:span text:style-name="T40">2</text:span></text:span><text:span text:style-name="T40">, ve </text:span><text:span text:style-name="Source_20_Text"><text:span text:style-name="T40">3</text:span></text:span><text:span text:style-name="T40"> sırayla yazdırılır.</text:span></text:p>
        </text:list-item>
      </text:list>
      <text:p text:style-name="P9"/>
      <text:p text:style-name="P32"/>
      <text:p text:style-name="P32"><text:s/>else</text:p>
      <text:p text:style-name="P32"><text:s/>{</text:p>
      <text:p text:style-name="P32"><text:s text:c="3"/>ft_put<text:span text:style-name="T30">char</text:span>(n<text:span text:style-name="T34">b</text:span> + 48);</text:p>
      <text:p text:style-name="P32"><text:s/>}</text:p>
      <text:p text:style-name="P33">}</text:p>
      <text:p text:style-name="P3"><text:span text:style-name="T48">Eğer sayı </text:span><text:span text:style-name="Strong_20_Emphasis"><text:span text:style-name="T40">9 veya daha küçükse</text:span></text:span><text:span text:style-name="T48"> (örneğin </text:span><text:span text:style-name="Source_20_Text"><text:span text:style-name="T48">0</text:span></text:span><text:span text:style-name="T48"> ile </text:span><text:span text:style-name="Source_20_Text"><text:span text:style-name="T48">9</text:span></text:span><text:span text:style-name="T48"> arasındaysa):</text:span></text:p>
      <text:list xml:id="list4093975350" text:style-name="L16">
        <text:list-item>
          <text:p text:style-name="P60">Bu sayı direkt bir karaktere dönüştürülerek yazdırılır.</text:p>
        </text:list-item>
        <text:list-item>
          <text:p text:style-name="P78"><text:span text:style-name="Strong_20_Emphasis"><text:span text:style-name="Source_20_Text"><text:span text:style-name="T40">+48</text:span></text:span></text:span><text:span text:style-name="Strong_20_Emphasis"><text:span text:style-name="T40"> Neden?</text:span></text:span></text:p>
          <text:list>
            <text:list-item>
              <text:p text:style-name="P78"><text:span text:style-name="T40">ASCII tablosunda, </text:span><text:span text:style-name="Source_20_Text"><text:span text:style-name="T40">0</text:span></text:span><text:span text:style-name="T40"> karakterinin karşılığı </text:span><text:span text:style-name="Source_20_Text"><text:span text:style-name="T40">48</text:span></text:span><text:span text:style-name="T40">'dir.</text:span></text:p>
            </text:list-item>
            <text:list-item>
              <text:p text:style-name="P79"><text:span text:style-name="T40">Bu yüzden, sayıya </text:span><text:span text:style-name="Source_20_Text"><text:span text:style-name="T40">48</text:span></text:span><text:span text:style-name="T40"> ekleyerek doğru karakter bulunur.</text:span></text:p>
            </text:list-item>
          </text:list>
        </text:list-item>
      </text:list>
      <text:p text:style-name="P30"/>
      <text:p text:style-name="P57"><text:span text:style-name="Source_20_Text"><text:span text:style-name="T48">ft_putnbr(7)</text:span></text:span><text:span text:style-name="T48">:</text:span></text:p>
      <text:list xml:id="list1258502481" text:style-name="L17">
        <text:list-item>
          <text:list>
            <text:list-item>
              <text:p text:style-name="P80"><text:span text:style-name="Source_20_Text"><text:span text:style-name="T40">7 + 48 = 55</text:span></text:span><text:span text:style-name="T40"> olur, bu da </text:span><text:span text:style-name="Source_20_Text"><text:span text:style-name="T40">'7'</text:span></text:span><text:span text:style-name="T40"> karakterine karşılık gelir.</text:span></text:p>
            </text:list-item>
          </text:list>
        </text:list-item>
      </text:list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19:32:57.574524954</meta:creation-date>
    <dc:date>2025-02-01T13:12:29.439586821</dc:date>
    <meta:editing-duration>PT14H35M22S</meta:editing-duration>
    <meta:editing-cycles>125</meta:editing-cycles>
    <meta:generator>LibreOffice/7.3.7.2$Linux_X86_64 LibreOffice_project/30$Build-2</meta:generator>
    <meta:document-statistic meta:table-count="0" meta:image-count="0" meta:object-count="0" meta:page-count="10" meta:paragraph-count="266" meta:word-count="1248" meta:character-count="8380" meta:non-whitespace-character-count="6738"/>
  </office:meta>
</office:document-meta>
</file>